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"/>
    <style:font-face style:name="Nenlo" svg:font-family="Nenl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7f74" officeooo:paragraph-rsid="001f7f74" style:font-weight-asian="bold" style:font-weight-complex="bold"/>
    </style:style>
    <style:style style:name="P2" style:family="paragraph" style:parent-style-name="Standard">
      <style:text-properties officeooo:paragraph-rsid="002080d2"/>
    </style:style>
    <style:style style:name="P3" style:family="paragraph" style:parent-style-name="Standard">
      <style:paragraph-properties fo:line-height="115%"/>
      <style:text-properties fo:font-variant="normal" fo:text-transform="none" fo:color="#000000" style:font-name="Menlo" fo:font-size="11pt" fo:font-weight="normal" officeooo:rsid="0020f0ca" officeooo:paragraph-rsid="0020f0ca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/>
      <style:text-properties fo:font-variant="normal" fo:text-transform="none" fo:color="#000000" fo:font-size="11pt" fo:font-weight="bold" officeooo:rsid="0020f0ca" officeooo:paragraph-rsid="0020f0ca" style:font-size-asian="11pt" style:font-weight-asian="bold" style:font-size-complex="11pt" style:font-weight-complex="bold"/>
    </style:style>
    <style:style style:name="P5" style:family="paragraph" style:parent-style-name="Standard">
      <style:paragraph-properties fo:break-before="page"/>
      <style:text-properties fo:font-weight="bold" officeooo:rsid="001f7f74" officeooo:paragraph-rsid="001f7f74" style:font-weight-asian="bold" style:font-weight-complex="bold"/>
    </style:style>
    <style:style style:name="P6" style:family="paragraph" style:parent-style-name="Text_20_body">
      <style:paragraph-properties fo:line-height="115%"/>
      <style:text-properties fo:font-variant="normal" fo:text-transform="none" fo:color="#000000" fo:font-size="11pt" fo:font-weight="bold" officeooo:rsid="001f7f74" officeooo:paragraph-rsid="001f7f74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line-height="115%"/>
      <style:text-properties fo:font-variant="normal" fo:text-transform="none" fo:color="#000000" style:font-name="Menlo" fo:font-size="11pt" fo:font-weight="bold" officeooo:rsid="0020f0ca" officeooo:paragraph-rsid="0020f0ca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variant="normal" fo:text-transform="none" fo:color="#000000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variant="normal" fo:text-transform="none" fo:color="#000000" fo:font-size="11pt" officeooo:paragraph-rsid="0020f0ca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line-height="115%" fo:break-before="page"/>
      <style:text-properties fo:font-variant="normal" fo:text-transform="none" fo:color="#000000" style:font-name="Menlo" fo:font-size="11pt" fo:font-weight="bold" officeooo:rsid="0020f0ca" officeooo:paragraph-rsid="0020f0ca" style:font-size-asian="11pt" style:font-weight-asian="bold" style:font-size-complex="11pt" style:font-weight-complex="bold"/>
    </style:style>
    <style:style style:name="T1" style:family="text">
      <style:text-properties officeooo:rsid="001d9816"/>
    </style:style>
    <style:style style:name="T2" style:family="text">
      <style:text-properties officeooo:rsid="001ee74f"/>
    </style:style>
    <style:style style:name="T3" style:family="text">
      <style:text-properties officeooo:rsid="001f7f74"/>
    </style:style>
    <style:style style:name="T4" style:family="text">
      <style:text-properties style:font-name="Menlo" fo:font-style="normal" fo:font-weight="normal"/>
    </style:style>
    <style:style style:name="T5" style:family="text">
      <style:text-properties style:font-name="Menlo" fo:font-size="8.25pt" fo:font-style="normal" fo:font-weight="normal"/>
    </style:style>
    <style:style style:name="T6" style:family="text">
      <style:text-properties officeooo:rsid="002080d2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2080d2" style:font-size-asian="10.5pt" style:font-size-complex="12pt"/>
    </style:style>
    <style:style style:name="T9" style:family="text">
      <style:text-properties fo:font-size="12pt" officeooo:rsid="0020f0ca" style:font-size-asian="10.5pt" style:font-size-complex="12pt"/>
    </style:style>
    <style:style style:name="T10" style:family="text">
      <style:text-properties fo:font-size="12pt" officeooo:rsid="001ee74f" style:font-size-asian="10.5pt" style:font-size-complex="12pt"/>
    </style:style>
    <style:style style:name="T11" style:family="text">
      <style:text-properties fo:font-size="12pt" officeooo:rsid="001f7f74" style:font-size-asian="10.5pt" style:font-size-complex="12pt"/>
    </style:style>
    <style:style style:name="T12" style:family="text">
      <style:text-properties officeooo:rsid="0020f0ca"/>
    </style:style>
    <style:style style:name="T13" style:family="text">
      <style:text-properties fo:font-variant="normal" fo:text-transform="none" fo:color="#000000"/>
    </style:style>
    <style:style style:name="T14" style:family="text">
      <style:text-properties fo:font-variant="normal" fo:text-transform="none" fo:color="#000000" style:font-name="Menlo" fo:font-size="8.25pt" fo:font-style="normal" fo:font-weight="normal"/>
    </style:style>
    <style:style style:name="T15" style:family="text">
      <style:text-properties fo:font-variant="normal" fo:text-transform="none" fo:color="#000000" style:font-name="Menlo" fo:font-style="normal" fo:font-weight="normal"/>
    </style:style>
    <style:style style:name="T16" style:family="text">
      <style:text-properties officeooo:rsid="002237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arbon Map – Audio Part</text:p>
      <text:p text:style-name="Standard"/>
      <text:p text:style-name="Standard">Wir sind daran gewöhnt, die Welt so zu sehen - aber wenn die Länder so verkleinert werden, dass sie ihr<text:span text:style-name="T1">e</text:span> wahre <text:span text:style-name="T1">Fläche</text:span> <text:span text:style-name="T6">[7,5 „Area“] darstellen</text:span>, sieht sie tatsächlich eher so aus.</text:p>
      <text:p text:style-name="Standard"/>
      <text:p text:style-name="Standard"><text:span text:style-name="T1">Doch</text:span> die Fläche ist nur eine Möglichkeit, die Welt zu betrachten. Diese <text:span text:style-name="T1">Website</text:span> <text:span text:style-name="T1">zeigt</text:span> einige andere <text:span text:style-name="T1">Möglichkeiten</text:span>, zum Beispiel wo <text:span text:style-name="T1">viele</text:span> Menschen <text:span text:style-name="T1">leben [20, „Population“]</text:span> ...</text:p>
      <text:p text:style-name="Standard"/>
      <text:p text:style-name="Standard">... und wo das Geld <text:span text:style-name="T1">liegt [23, „GDP“</text:span><text:span text:style-name="T8">]</text:span>.</text:p>
      <text:p text:style-name="Standard"/>
      <text:p text:style-name="Standard">Vor allem aber geht es auf dieser Website um den Klimawandel. <text:span text:style-name="T1">Klick dich auf</text:span> de<text:span text:style-name="T1">r</text:span> <text:span text:style-name="T1">Karte herum</text:span>, um zu sehen, wie jedes Land <text:span text:style-name="T1">unterschiedlich dazu</text:span> beiträgt, die globalen Kohlenstoffemissionen durch die <text:span text:style-name="T1">Förderung</text:span> fossiler Brennstoffe <text:span text:style-name="T6">[36, „Extraction“] </text:span>voranzutreiben ...</text:p>
      <text:p text:style-name="Standard"/>
      <text:p text:style-name="Standard">... und sie zu verbrennen <text:span text:style-name="T6">[40, „Emissions“]</text:span></text:p>
      <text:p text:style-name="Standard"/>
      <text:p text:style-name="Standard">... bis hin zum Konsum der daraus <text:span text:style-name="T1">produzierten</text:span> Güter und Dienstleistungen. <text:span text:style-name="T6">[43, „Consumption“]</text:span></text:p>
      <text:p text:style-name="Standard"/>
      <text:p text:style-name="Standard"><text:span text:style-name="T2">Du kannst</text:span> auch historische Emissionen sehen <text:span text:style-name="T6">[47,5 „Historical“]</text:span> - die meisten davon sind noch in der Luft … </text:p>
      <text:p text:style-name="Standard"/>
      <text:p text:style-name="Standard">... und potenzielle Emissionen <text:span text:style-name="T6">[53, „Reserves“]</text:span>, die derzeit <text:span text:style-name="T2">noch </text:span>in Kohle-, Öl- und Gasreserven gebunden sind.</text:p>
      <text:p text:style-name="Standard"/>
      <text:p text:style-name="P2">Darüber hinaus finde<text:span text:style-name="T2">st du</text:span> einige <text:span text:style-name="T2">K</text:span>arten <text:span text:style-name="T2">zur Vulnerabilität [1:03, „People at Risk“]</text:span>, auf denen die durch den Klimawandel am stärksten gefährdeten Menschen dargestellt sind - zum Beispiel diejenigen, die <text:span text:style-name="T2">schon jetzt</text:span> Dürren, Überschwemmungen und extremen Temperaturen ausgesetzt sind.</text:p>
      <text:p text:style-name="Standard"/>
      <text:p text:style-name="Standard">Klick <text:span text:style-name="T2">einfach</text:span> auf ein Land, um <text:span text:style-name="T2">die jeweiligen</text:span> nationalen Daten anzuzeigen. <text:span text:style-name="T12">[1:21, „raw“</text:span><text:span text:style-name="T9">] </text:span>Und, wenn <text:span text:style-name="T2">du</text:span> <text:span text:style-name="T2">willst</text:span>, <text:span text:style-name="T2">kannst du</text:span> <text:span text:style-name="T2">die </text:span>Liste <text:span text:style-name="T2">auf der rechten Seite </text:span>verwenden, um <text:span text:style-name="T2">farblich markiert </text:span>zusätzliche Informationen <text:span text:style-name="T2">anzuzeigen</text:span>.</text:p>
      <text:p text:style-name="Standard"/>
      <text:p text:style-name="Standard">Wir können z.<text:span text:style-name="T2">B.</text:span> „<text:span text:style-name="T2">Bevölkerungswachstum“ [1:31 „Population Growth“] auswählen</text:span>, um anzuzeigen, wo die Bevölkerung zunimmt - die roten Bereiche - oder abnimmt - die grünen Bereiche:</text:p>
      <text:p text:style-name="Standard"/>
      <text:p text:style-name="Standard">Wenn wir dann auf die Emissionskarte <text:span text:style-name="T6">[1:41, „Emissions“] </text:span>klicken...</text:p>
      <text:p text:style-name="Standard"/>
      <text:p text:style-name="Standard">... sehen <text:span text:style-name="T2">wir</text:span>, dass die Länder mit der am schnellsten wachsenden Bevölkerung derzeit sehr wenig CO2 <text:span text:style-name="T2">emittieren</text:span>. Aber <text:span text:style-name="T3">wenn wir</text:span> auf die Karte <text:span text:style-name="T2">der bedrohten Menschen klicken [1:52, „People at Risk“],</text:span></text:p>
      <text:p text:style-name="Standard"/>
      <text:p text:style-name="Standard">... können <text:span text:style-name="T3">wir </text:span>sehen, dass die gleichen boomenden Bevölkerungen den Auswirkungen des Klimawandels <text:span text:style-name="T3">auch</text:span> sehr stark ausgesetzt sind.</text:p>
      <text:p text:style-name="Standard"/>
      <text:p text:style-name="Standard">Das also <text:span text:style-name="T3">ist</text:span> die <text:span text:style-name="T3">CO² Karte [2:02 „raw“ „Continents“]</text:span>. <text:span text:style-name="T3">Sieh und klick di</text:span>ch <text:span text:style-name="T3">her</text:span>um, um dieses wichtige, aber komplexe Thema bess<text:span text:style-name="T3">er zu verstehen.</text:span></text:p>
      <text:p text:style-name="P11">German <text:span text:style-name="T16">timecodes</text:span></text:p>
      <text:p text:style-name="P3"><text:span text:style-name="T6">[7,5 „Area“]</text:span></text:p>
      <text:p text:style-name="P3"/>
      <text:p text:style-name="P3"><text:span text:style-name="T1">[20, „Population“]</text:span></text:p>
      <text:p text:style-name="P3"><text:span text:style-name="T1">[23, „GDP“]</text:span></text:p>
      <text:p text:style-name="P3"/>
      <text:p text:style-name="P3"><text:span text:style-name="T6">[36, „Extraction“] </text:span></text:p>
      <text:p text:style-name="P3"><text:span text:style-name="T6">[40, „Emissions“]</text:span></text:p>
      <text:p text:style-name="P3">[<text:span text:style-name="T6">43, „Consumption“]</text:span></text:p>
      <text:p text:style-name="P3"><text:span text:style-name="T6">[47,5 „Historical“]</text:span></text:p>
      <text:p text:style-name="P3">[<text:span text:style-name="T6">53, „Reserves“]</text:span></text:p>
      <text:p text:style-name="P3"/>
      <text:p text:style-name="P3"><text:span text:style-name="T2">[1:03, „People at Risk“]</text:span></text:p>
      <text:p text:style-name="P3"/>
      <text:p text:style-name="P3">[1:21, „raw“]</text:p>
      <text:p text:style-name="P3">[<text:span text:style-name="T2">1:31 „Population Growth“</text:span>]</text:p>
      <text:p text:style-name="P3"/>
      <text:p text:style-name="P3">[<text:span text:style-name="T6">1:41, „Emissions“]</text:span></text:p>
      <text:p text:style-name="P3">[<text:span text:style-name="T2">1:52, „People at Risk“]</text:span></text:p>
      <text:p text:style-name="P3"/>
      <text:p text:style-name="P3"><text:span text:style-name="T3">[2:02 „raw“</text:span>]</text:p>
      <text:p text:style-name="P3">[2:02 <text:span text:style-name="T3">„Continents“</text:span>]</text:p>
      <text:p text:style-name="P4"/>
      <text:p text:style-name="P7">English <text:span text:style-name="T16">timecodes</text:span></text:p>
      <text:p text:style-name="P6"><text:span text:style-name="T4">[6.5, "Area"],</text:span></text:p>
      <text:p text:style-name="P9"><text:span text:style-name="T4">[12.5, "Population"],</text:span></text:p>
      <text:p text:style-name="P9"><text:span text:style-name="T4">[15.5, "GDP"],</text:span></text:p>
      <text:p text:style-name="P10"/>
      <text:p text:style-name="P8"><text:span text:style-name="T4">[25.5, "Extraction"],</text:span></text:p>
      <text:p text:style-name="P8"><text:span text:style-name="T4">[27.5, "Emissions"],</text:span></text:p>
      <text:p text:style-name="P8"><text:span text:style-name="T4">[29.5, "Consumption"],</text:span></text:p>
      <text:p text:style-name="P8"><text:span text:style-name="T4">[33, "Historical"],</text:span></text:p>
      <text:p text:style-name="P8"><text:span text:style-name="T4">[37, "Reserves"],</text:span></text:p>
      <text:p text:style-name="P10"><text:span text:style-name="T15"/></text:p>
      <text:p text:style-name="P10"><text:span text:style-name="T15">[46, "PeopleAtRisk"],</text:span></text:p>
      <text:p text:style-name="P10"/>
      <text:p text:style-name="P8"><text:span text:style-name="T4">[53, "_raw"],</text:span></text:p>
      <text:p text:style-name="P8"><text:span text:style-name="T4">[57, "PopulationGrowth"],</text:span></text:p>
      <text:p text:style-name="P10"/>
      <text:p text:style-name="P8"><text:span text:style-name="T4">[64, "Emissions"],</text:span></text:p>
      <text:p text:style-name="P8"><text:span text:style-name="T4">[71, "PeopleAtRisk"],</text:span></text:p>
      <text:p text:style-name="P10"><text:span text:style-name="T15"/></text:p>
      <text:p text:style-name="P10"><text:span text:style-name="T15">[78, "_raw"],</text:span></text:p>
      <text:p text:style-name="P10"><text:span text:style-name="T15">[78, "Continents"]</text:span></text:p>
      <text:p text:style-name="P5">The Carbon Map – Audio Part</text:p>
      <text:p text:style-name="Standard"/>
      <text:p text:style-name="Standard">We're used to seeing the world like this – though if countries are resized to represent their true area, it actually looks more like this.</text:p>
      <text:p text:style-name="Standard"/>
      <text:p text:style-name="Standard">But area is only one way of looking at the world. This site gives some others, such as where the people are …</text:p>
      <text:p text:style-name="Standard"/>
      <text:p text:style-name="Standard">… and where the money is.</text:p>
      <text:p text:style-name="Standard"/>
      <text:p text:style-name="Standard">Mainly, though, this site is about climate change. Browse the Responsibility maps to see how each country helps drive global carbon emissions, from extracting fossil fuels …</text:p>
      <text:p text:style-name="Standard"/>
      <text:p text:style-name="Standard">… and burning them</text:p>
      <text:p text:style-name="Standard"/>
      <text:p text:style-name="Standard">… through to consuming the goods and services that result.</text:p>
      <text:p text:style-name="Standard"/>
      <text:p text:style-name="Standard">You can also see historical emissions – most of which are still in the air …</text:p>
      <text:p text:style-name="Standard"/>
      <text:p text:style-name="Standard">… and potential emissions that are currently locked up in coal, oil and gas reserves.</text:p>
      <text:p text:style-name="Standard"/>
      <text:p text:style-name="Standard">In addition, you’ll find some Vulnerability maps, which show the people most at risk from climate change – such as those already exposed to droughts, floods and extreme temperatures.</text:p>
      <text:p text:style-name="Standard"/>
      <text:p text:style-name="Standard">Click on a country to see its national data. And, if you like, use the shading dropdown to overlay extra information.</text:p>
      <text:p text:style-name="Standard"/>
      <text:p text:style-name="Standard">For example, we can add shading to show where population is rising – the red areas – or falling – the green areas:</text:p>
      <text:p text:style-name="Standard"/>
      <text:p text:style-name="Standard">If we then click the emissions map…</text:p>
      <text:p text:style-name="Standard"/>
      <text:p text:style-name="Standard">… we can see that the countries with the fastest-growing populations currently release very little CO2. But click to the People At Risk map:</text:p>
      <text:p text:style-name="Standard"/>
      <text:p text:style-name="Standard">… and we can see that those same booming populations are very exposed to climate change impacts.</text:p>
      <text:p text:style-name="Standard"/>
      <text:p text:style-name="Standard">So that's the Carbon Map. Click around to get a better handle on this crucial but complex top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"/>
    <style:font-face style:name="Nenlo" svg:font-family="Nenl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0:13:00.586942263</meta:creation-date>
    <dc:date>2020-08-30T13:46:37.103393637</dc:date>
    <meta:editing-duration>PT10M49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3" meta:paragraph-count="64" meta:word-count="672" meta:character-count="4319" meta:non-whitespace-character-count="3702"/>
  </office:meta>
</office:document-meta>
</file>